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NOTE_1: Sep 2009 Kadonis 0.3 report Yb174 and Yb176 from J. Marganiec, Ph.D. thesis, University of Lodz/ Pogend (2008). </text:p>
      <text:p text:style-name="Standard">I keep the old (K. Wisshak, F. Voss, and F. K\E4ppeler, Technical report FZKA-6194, Forschungszentrum Karlsruhe (1998)), </text:p>
      <text:p text:style-name="Standard">because there are no significant changes.</text:p>
      <text:p text:style-name="Standard">- NOTE_2: for Lu175, here there is just the total rate. However, there is the update for the isomeric (n,g)</text:p>
      <text:p text:style-name="Standard">(M. Heil, N. Winckler, S. Dababneh, F. K\E4ppeler, K. Wisshak, S. Bisterzo, R. Gallino, A.M. Davis, and </text:p>
      <text:p text:style-name="Standard">T. Rauscher, Astrophys. J. 673, (2008) 434). Please check Kadonis online to define the portion of Lu175(n,g) </text:p>
      <text:p text:style-name="Standard">going in the Lu176isomer.</text:p>
      <text:p text:style-name="Standard">- NOTE_3: for W185, there is just the new MACS at 30Kev (/33 and /34). I renormalized to the energy trend in kadonis0.3</text:p>
      <text:p text:style-name="Standard">both references /33 and /34, that is theoretical. I did this calculations by hand....(Sept 2009)</text:p>
      <text:p text:style-name="Standard">- NOTE_4: go to Kadonis to check the isomeric state IR of Pt196 and Pt198. Kadonis03 gives for Pt196 IR from </text:p>
      <text:p text:style-name="Standard">(/36) and for Pt198 IR from H. Beer et al. 1997 (see (/37)).</text:p>
      <text:p text:style-name="Standard">- NOTE_5: there is a new measurement by /36, but the uncertainty is high (32+/-16 mbarn). So, it was not included as</text:p>
      <text:p text:style-name="Standard">recommended by Kadonis 03. For the future, this cross section could be wrong, if Marganiec found so hard to measure.</text:p>
      <text:p text:style-name="Standard">Then, RT2000 gives a MACS = 16 mbarn...</text:p>
      <text:p text:style-name="Standard">- NOTE_6: For Pb206 Bolella et al. just provide a plot with the MACS, no table....Domingo-Pardo et al. just provide the</text:p>
      <text:p text:style-name="Standard">MACS between 5 keV and 50 keV....so, I need to take the average of Kadonis for now.</text:p>
      <text:p text:style-name="Standard">- NOTE_7: For Fe60 Kadonis03 do not include MACS below 25 keV. So, I just put the lower MACS I have for all the lower</text:p>
      <text:p text:style-name="Standard">energies, just to give a realistic value. the rate is not so important for that temperatures. For now... </text:p>
      <text:p text:style-name="Standard">- NOTE_8: Coquard et al. 2006 for Fe54 just provide a figure, with the rate as preliminary. For this reason I provide</text:p>
      <text:p text:style-name="Standard">/47 and /48, where /47 is calculated renormalizing /48 to /47 using the factor at 30 keV.</text:p>
      <text:p text:style-name="Standard">- NOTE_9: For Bi209 Kadonis average is only 0.7 % lower than Domingo-Pardo et al., that provides MACS only for 5,20,25</text:p>
      <text:p text:style-name="Standard">keV..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2:36:31.752075839</meta:creation-date>
    <dc:date>2021-02-26T12:36:47.532970595</dc:date>
    <meta:editing-duration>PT16S</meta:editing-duration>
    <meta:editing-cycles>1</meta:editing-cycles>
    <meta:document-statistic meta:table-count="0" meta:image-count="0" meta:object-count="0" meta:page-count="1" meta:paragraph-count="22" meta:word-count="365" meta:character-count="2040" meta:non-whitespace-character-count="1691"/>
    <meta:generator>LibreOffice/6.4.6.2$Linux_X86_64 LibreOffice_project/40$Build-2</meta:generator>
  </office:meta>
</office:document-meta>
</file>